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er.afterUnmarshal( Object target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stener.beforeUnmarshal( Object target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